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xt files</text:p>
          </table:table-cell>
          <table:table-cell table:style-name="Default" office:value-type="string" calcext:value-type="string">
            <text:p>Tesseract OCR</text:p>
          </table:table-cell>
          <table:table-cell table:style-name="Default" office:value-type="string" calcext:value-type="string">
            <text:p>EasyOCR</text:p>
          </table:table-cell>
          <table:table-cell table:style-name="Default" office:value-type="string" calcext:value-type="string">
            <text:p>PaddleOC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asy <text:s/>- <text:s/>34</text:p>
          </table:table-cell>
        </table:table-row>
        <table:table-row table:style-name="ro1">
          <table:table-cell office:value-type="string" calcext:value-type="string">
            <text:p>output1.txt</text:p>
          </table:table-cell>
          <table:table-cell office:value-type="float" office:value="74.5956" calcext:value-type="float">
            <text:p>74.5956</text:p>
          </table:table-cell>
          <table:table-cell office:value-type="float" office:value="50.6985" calcext:value-type="float">
            <text:p>50.6985</text:p>
          </table:table-cell>
          <table:table-cell office:value-type="float" office:value="95.7721" calcext:value-type="float">
            <text:p>95.7721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Paddle – 10</text:p>
          </table:table-cell>
        </table:table-row>
        <table:table-row table:style-name="ro1">
          <table:table-cell office:value-type="string" calcext:value-type="string">
            <text:p>output2.txt</text:p>
          </table:table-cell>
          <table:table-cell office:value-type="float" office:value="66.9811" calcext:value-type="float">
            <text:p>66.9811</text:p>
          </table:table-cell>
          <table:table-cell office:value-type="float" office:value="11.3208" calcext:value-type="float">
            <text:p>11.3208</text:p>
          </table:table-cell>
          <table:table-cell office:value-type="float" office:value="7.5472" calcext:value-type="float">
            <text:p>7.5472</text:p>
          </table:table-cell>
          <table:table-cell office:value-type="string" calcext:value-type="string">
            <text:p>Paddle</text:p>
          </table:table-cell>
          <table:table-cell office:value-type="string" calcext:value-type="string">
            <text:p>Tesseract – 6</text:p>
          </table:table-cell>
        </table:table-row>
        <table:table-row table:style-name="ro1">
          <table:table-cell office:value-type="string" calcext:value-type="string">
            <text:p>output3.txt</text:p>
          </table:table-cell>
          <table:table-cell office:value-type="float" office:value="65.9218" calcext:value-type="float">
            <text:p>65.9218</text:p>
          </table:table-cell>
          <table:table-cell office:value-type="float" office:value="51.1173" calcext:value-type="float">
            <text:p>51.1173</text:p>
          </table:table-cell>
          <table:table-cell office:value-type="float" office:value="53.352" calcext:value-type="float">
            <text:p>53.35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.txt</text:p>
          </table:table-cell>
          <table:table-cell office:value-type="float" office:value="98.8636" calcext:value-type="float">
            <text:p>98.8636</text:p>
          </table:table-cell>
          <table:table-cell office:value-type="float" office:value="61.7424" calcext:value-type="float">
            <text:p>61.7424</text:p>
          </table:table-cell>
          <table:table-cell office:value-type="float" office:value="50.7576" calcext:value-type="float">
            <text:p>50.7576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5.txt</text:p>
          </table:table-cell>
          <table:table-cell office:value-type="float" office:value="14.1538" calcext:value-type="float">
            <text:p>14.1538</text:p>
          </table:table-cell>
          <table:table-cell office:value-type="float" office:value="5.0256" calcext:value-type="float">
            <text:p>5.0256</text:p>
          </table:table-cell>
          <table:table-cell office:value-type="float" office:value="80.359" calcext:value-type="float">
            <text:p>80.359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6.txt</text:p>
          </table:table-cell>
          <table:table-cell office:value-type="float" office:value="36.6306" calcext:value-type="float">
            <text:p>36.6306</text:p>
          </table:table-cell>
          <table:table-cell office:value-type="float" office:value="7.5734" calcext:value-type="float">
            <text:p>7.5734</text:p>
          </table:table-cell>
          <table:table-cell office:value-type="float" office:value="34.1577" calcext:value-type="float">
            <text:p>34.157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7.txt</text:p>
          </table:table-cell>
          <table:table-cell office:value-type="float" office:value="81.0964" calcext:value-type="float">
            <text:p>81.0964</text:p>
          </table:table-cell>
          <table:table-cell office:value-type="float" office:value="7.2306" calcext:value-type="float">
            <text:p>7.2306</text:p>
          </table:table-cell>
          <table:table-cell office:value-type="float" office:value="98.724" calcext:value-type="float">
            <text:p>98.724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8.txt</text:p>
          </table:table-cell>
          <table:table-cell office:value-type="float" office:value="23.5461" calcext:value-type="float">
            <text:p>23.5461</text:p>
          </table:table-cell>
          <table:table-cell office:value-type="float" office:value="6.9504" calcext:value-type="float">
            <text:p>6.9504</text:p>
          </table:table-cell>
          <table:table-cell office:value-type="float" office:value="22.9787" calcext:value-type="float">
            <text:p>22.978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9.txt</text:p>
          </table:table-cell>
          <table:table-cell office:value-type="float" office:value="17.7966" calcext:value-type="float">
            <text:p>17.7966</text:p>
          </table:table-cell>
          <table:table-cell office:value-type="float" office:value="7.0621" calcext:value-type="float">
            <text:p>7.0621</text:p>
          </table:table-cell>
          <table:table-cell office:value-type="float" office:value="23.1638" calcext:value-type="float">
            <text:p>23.163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0.txt</text:p>
          </table:table-cell>
          <table:table-cell office:value-type="float" office:value="56.6689" calcext:value-type="float">
            <text:p>56.6689</text:p>
          </table:table-cell>
          <table:table-cell office:value-type="float" office:value="37.2926" calcext:value-type="float">
            <text:p>37.2926</text:p>
          </table:table-cell>
          <table:table-cell office:value-type="float" office:value="59.5222" calcext:value-type="float">
            <text:p>59.522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1.txt</text:p>
          </table:table-cell>
          <table:table-cell office:value-type="float" office:value="61.2971" calcext:value-type="float">
            <text:p>61.2971</text:p>
          </table:table-cell>
          <table:table-cell office:value-type="float" office:value="28.0335" calcext:value-type="float">
            <text:p>28.0335</text:p>
          </table:table-cell>
          <table:table-cell office:value-type="float" office:value="168.2008" calcext:value-type="float">
            <text:p>168.200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2.txt</text:p>
          </table:table-cell>
          <table:table-cell office:value-type="float" office:value="72.8723" calcext:value-type="float">
            <text:p>72.8723</text:p>
          </table:table-cell>
          <table:table-cell office:value-type="float" office:value="43.617" calcext:value-type="float">
            <text:p>43.617</text:p>
          </table:table-cell>
          <table:table-cell office:value-type="float" office:value="22.3404" calcext:value-type="float">
            <text:p>22.3404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13.txt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44.4444" calcext:value-type="float">
            <text:p>44.4444</text:p>
          </table:table-cell>
          <table:table-cell office:value-type="float" office:value="51.8519" calcext:value-type="float">
            <text:p>51.8519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14.txt</text:p>
          </table:table-cell>
          <table:table-cell office:value-type="float" office:value="82.0789" calcext:value-type="float">
            <text:p>82.0789</text:p>
          </table:table-cell>
          <table:table-cell office:value-type="float" office:value="10.3943" calcext:value-type="float">
            <text:p>10.3943</text:p>
          </table:table-cell>
          <table:table-cell office:value-type="float" office:value="28.3154" calcext:value-type="float">
            <text:p>28.3154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5.txt</text:p>
          </table:table-cell>
          <table:table-cell office:value-type="float" office:value="46.0699" calcext:value-type="float">
            <text:p>46.0699</text:p>
          </table:table-cell>
          <table:table-cell office:value-type="float" office:value="4.8035" calcext:value-type="float">
            <text:p>4.8035</text:p>
          </table:table-cell>
          <table:table-cell office:value-type="float" office:value="51.0917" calcext:value-type="float">
            <text:p>51.091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6.txt</text:p>
          </table:table-cell>
          <table:table-cell office:value-type="float" office:value="68.2819" calcext:value-type="float">
            <text:p>68.2819</text:p>
          </table:table-cell>
          <table:table-cell office:value-type="float" office:value="40.5286" calcext:value-type="float">
            <text:p>40.5286</text:p>
          </table:table-cell>
          <table:table-cell office:value-type="float" office:value="78.4141" calcext:value-type="float">
            <text:p>78.4141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7.txt</text:p>
          </table:table-cell>
          <table:table-cell office:value-type="float" office:value="63.3229" calcext:value-type="float">
            <text:p>63.3229</text:p>
          </table:table-cell>
          <table:table-cell office:value-type="float" office:value="50.7837" calcext:value-type="float">
            <text:p>50.7837</text:p>
          </table:table-cell>
          <table:table-cell office:value-type="float" office:value="84.0125" calcext:value-type="float">
            <text:p>84.0125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8.txt</text:p>
          </table:table-cell>
          <table:table-cell office:value-type="float" office:value="55.5172" calcext:value-type="float">
            <text:p>55.5172</text:p>
          </table:table-cell>
          <table:table-cell office:value-type="float" office:value="17.931" calcext:value-type="float">
            <text:p>17.931</text:p>
          </table:table-cell>
          <table:table-cell office:value-type="float" office:value="15.1724" calcext:value-type="float">
            <text:p>15.1724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19.txt</text:p>
          </table:table-cell>
          <table:table-cell office:value-type="float" office:value="95.2381" calcext:value-type="float">
            <text:p>95.2381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96.9188" calcext:value-type="float">
            <text:p>96.918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0.txt</text:p>
          </table:table-cell>
          <table:table-cell office:value-type="float" office:value="85.7438" calcext:value-type="float">
            <text:p>85.7438</text:p>
          </table:table-cell>
          <table:table-cell office:value-type="float" office:value="25" calcext:value-type="float">
            <text:p>25</text:p>
          </table:table-cell>
          <table:table-cell office:value-type="float" office:value="76.4463" calcext:value-type="float">
            <text:p>76.4463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1.txt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48.6772" calcext:value-type="float">
            <text:p>48.6772</text:p>
          </table:table-cell>
          <table:table-cell office:value-type="float" office:value="88.3598" calcext:value-type="float">
            <text:p>88.359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2.txt</text:p>
          </table:table-cell>
          <table:table-cell office:value-type="float" office:value="89.0446" calcext:value-type="float">
            <text:p>89.0446</text:p>
          </table:table-cell>
          <table:table-cell office:value-type="float" office:value="72.7389" calcext:value-type="float">
            <text:p>72.7389</text:p>
          </table:table-cell>
          <table:table-cell office:value-type="float" office:value="98.5987" calcext:value-type="float">
            <text:p>98.598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3.txt</text:p>
          </table:table-cell>
          <table:table-cell office:value-type="float" office:value="99.3135" calcext:value-type="float">
            <text:p>99.3135</text:p>
          </table:table-cell>
          <table:table-cell office:value-type="float" office:value="32.2654" calcext:value-type="float">
            <text:p>32.2654</text:p>
          </table:table-cell>
          <table:table-cell office:value-type="float" office:value="30.4348" calcext:value-type="float">
            <text:p>30.4348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24.txt</text:p>
          </table:table-cell>
          <table:table-cell office:value-type="float" office:value="55.079" calcext:value-type="float">
            <text:p>55.079</text:p>
          </table:table-cell>
          <table:table-cell office:value-type="float" office:value="20.316" calcext:value-type="float">
            <text:p>20.316</text:p>
          </table:table-cell>
          <table:table-cell office:value-type="float" office:value="21.6704" calcext:value-type="float">
            <text:p>21.6704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5.txt</text:p>
          </table:table-cell>
          <table:table-cell office:value-type="float" office:value="49.5471" calcext:value-type="float">
            <text:p>49.5471</text:p>
          </table:table-cell>
          <table:table-cell office:value-type="float" office:value="57.971" calcext:value-type="float">
            <text:p>57.971</text:p>
          </table:table-cell>
          <table:table-cell office:value-type="float" office:value="54.0761" calcext:value-type="float">
            <text:p>54.0761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26.txt</text:p>
          </table:table-cell>
          <table:table-cell office:value-type="float" office:value="69.4352" calcext:value-type="float">
            <text:p>69.4352</text:p>
          </table:table-cell>
          <table:table-cell office:value-type="float" office:value="36.5449" calcext:value-type="float">
            <text:p>36.5449</text:p>
          </table:table-cell>
          <table:table-cell office:value-type="float" office:value="36.2126" calcext:value-type="float">
            <text:p>36.2126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27.txt</text:p>
          </table:table-cell>
          <table:table-cell table:number-columns-repeated="2" office:value-type="float" office:value="4.2328" calcext:value-type="float">
            <text:p>4.2328</text:p>
          </table:table-cell>
          <table:table-cell office:value-type="float" office:value="14.0212" calcext:value-type="float">
            <text:p>14.0212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28.txt</text:p>
          </table:table-cell>
          <table:table-cell office:value-type="float" office:value="65.9016" calcext:value-type="float">
            <text:p>65.9016</text:p>
          </table:table-cell>
          <table:table-cell office:value-type="float" office:value="5.5738" calcext:value-type="float">
            <text:p>5.5738</text:p>
          </table:table-cell>
          <table:table-cell office:value-type="float" office:value="8.5246" calcext:value-type="float">
            <text:p>8.5246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9.txt</text:p>
          </table:table-cell>
          <table:table-cell office:value-type="float" office:value="17.3975" calcext:value-type="float">
            <text:p>17.3975</text:p>
          </table:table-cell>
          <table:table-cell office:value-type="float" office:value="14.0028" calcext:value-type="float">
            <text:p>14.0028</text:p>
          </table:table-cell>
          <table:table-cell office:value-type="float" office:value="85.8557" calcext:value-type="float">
            <text:p>85.855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0.txt</text:p>
          </table:table-cell>
          <table:table-cell office:value-type="float" office:value="84.6154" calcext:value-type="float">
            <text:p>84.6154</text:p>
          </table:table-cell>
          <table:table-cell table:number-columns-repeated="2" office:value-type="float" office:value="7.6923" calcext:value-type="float">
            <text:p>7.6923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31.txt</text:p>
          </table:table-cell>
          <table:table-cell office:value-type="float" office:value="92.253" calcext:value-type="float">
            <text:p>92.253</text:p>
          </table:table-cell>
          <table:table-cell office:value-type="float" office:value="66.5245" calcext:value-type="float">
            <text:p>66.5245</text:p>
          </table:table-cell>
          <table:table-cell office:value-type="float" office:value="94.3141" calcext:value-type="float">
            <text:p>94.3141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2.txt</text:p>
          </table:table-cell>
          <table:table-cell office:value-type="float" office:value="2.7907" calcext:value-type="float">
            <text:p>2.7907</text:p>
          </table:table-cell>
          <table:table-cell office:value-type="float" office:value="3.9535" calcext:value-type="float">
            <text:p>3.9535</text:p>
          </table:table-cell>
          <table:table-cell office:value-type="float" office:value="5.814" calcext:value-type="float">
            <text:p>5.814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33.txt</text:p>
          </table:table-cell>
          <table:table-cell office:value-type="float" office:value="30.6122" calcext:value-type="float">
            <text:p>30.6122</text:p>
          </table:table-cell>
          <table:table-cell office:value-type="float" office:value="16.3265" calcext:value-type="float">
            <text:p>16.3265</text:p>
          </table:table-cell>
          <table:table-cell office:value-type="float" office:value="17.3469" calcext:value-type="float">
            <text:p>17.3469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4.txt</text:p>
          </table:table-cell>
          <table:table-cell office:value-type="float" office:value="99.734" calcext:value-type="float">
            <text:p>99.734</text:p>
          </table:table-cell>
          <table:table-cell office:value-type="float" office:value="50.5319" calcext:value-type="float">
            <text:p>50.5319</text:p>
          </table:table-cell>
          <table:table-cell office:value-type="float" office:value="33.2447" calcext:value-type="float">
            <text:p>33.2447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35.txt</text:p>
          </table:table-cell>
          <table:table-cell office:value-type="float" office:value="66.9786" calcext:value-type="float">
            <text:p>66.9786</text:p>
          </table:table-cell>
          <table:table-cell office:value-type="float" office:value="35.2941" calcext:value-type="float">
            <text:p>35.2941</text:p>
          </table:table-cell>
          <table:table-cell office:value-type="float" office:value="68.1818" calcext:value-type="float">
            <text:p>68.181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6.txt</text:p>
          </table:table-cell>
          <table:table-cell office:value-type="float" office:value="51.8951" calcext:value-type="float">
            <text:p>51.8951</text:p>
          </table:table-cell>
          <table:table-cell office:value-type="float" office:value="61.424" calcext:value-type="float">
            <text:p>61.424</text:p>
          </table:table-cell>
          <table:table-cell office:value-type="float" office:value="83.8115" calcext:value-type="float">
            <text:p>83.8115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37.txt</text:p>
          </table:table-cell>
          <table:table-cell office:value-type="float" office:value="87.8351" calcext:value-type="float">
            <text:p>87.8351</text:p>
          </table:table-cell>
          <table:table-cell office:value-type="float" office:value="40.4124" calcext:value-type="float">
            <text:p>40.4124</text:p>
          </table:table-cell>
          <table:table-cell office:value-type="float" office:value="54.433" calcext:value-type="float">
            <text:p>54.433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8.txt</text:p>
          </table:table-cell>
          <table:table-cell office:value-type="float" office:value="74.7188" calcext:value-type="float">
            <text:p>74.7188</text:p>
          </table:table-cell>
          <table:table-cell office:value-type="float" office:value="35.2078" calcext:value-type="float">
            <text:p>35.2078</text:p>
          </table:table-cell>
          <table:table-cell office:value-type="float" office:value="60.7335" calcext:value-type="float">
            <text:p>60.7335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9.txt</text:p>
          </table:table-cell>
          <table:table-cell office:value-type="float" office:value="66.6349" calcext:value-type="float">
            <text:p>66.6349</text:p>
          </table:table-cell>
          <table:table-cell office:value-type="float" office:value="50.6196" calcext:value-type="float">
            <text:p>50.6196</text:p>
          </table:table-cell>
          <table:table-cell office:value-type="float" office:value="71.02" calcext:value-type="float">
            <text:p>71.0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0.txt</text:p>
          </table:table-cell>
          <table:table-cell office:value-type="float" office:value="99.162" calcext:value-type="float">
            <text:p>99.162</text:p>
          </table:table-cell>
          <table:table-cell office:value-type="float" office:value="46.9274" calcext:value-type="float">
            <text:p>46.9274</text:p>
          </table:table-cell>
          <table:table-cell office:value-type="float" office:value="10.3352" calcext:value-type="float">
            <text:p>10.3352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41.txt</text:p>
          </table:table-cell>
          <table:table-cell office:value-type="float" office:value="14.0244" calcext:value-type="float">
            <text:p>14.0244</text:p>
          </table:table-cell>
          <table:table-cell office:value-type="float" office:value="35.3659" calcext:value-type="float">
            <text:p>35.3659</text:p>
          </table:table-cell>
          <table:table-cell office:value-type="float" office:value="15.2439" calcext:value-type="float">
            <text:p>15.2439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42.txt</text:p>
          </table:table-cell>
          <table:table-cell office:value-type="float" office:value="44.469" calcext:value-type="float">
            <text:p>44.469</text:p>
          </table:table-cell>
          <table:table-cell office:value-type="float" office:value="9.9558" calcext:value-type="float">
            <text:p>9.9558</text:p>
          </table:table-cell>
          <table:table-cell office:value-type="float" office:value="16.8142" calcext:value-type="float">
            <text:p>16.814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3.txt</text:p>
          </table:table-cell>
          <table:table-cell office:value-type="float" office:value="51.9182" calcext:value-type="float">
            <text:p>51.9182</text:p>
          </table:table-cell>
          <table:table-cell office:value-type="float" office:value="45.2685" calcext:value-type="float">
            <text:p>45.2685</text:p>
          </table:table-cell>
          <table:table-cell office:value-type="float" office:value="42.1995" calcext:value-type="float">
            <text:p>42.1995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44.txt</text:p>
          </table:table-cell>
          <table:table-cell office:value-type="float" office:value="99.7326" calcext:value-type="float">
            <text:p>99.7326</text:p>
          </table:table-cell>
          <table:table-cell office:value-type="float" office:value="64.4385" calcext:value-type="float">
            <text:p>64.4385</text:p>
          </table:table-cell>
          <table:table-cell office:value-type="float" office:value="99.6435" calcext:value-type="float">
            <text:p>99.6435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5.txt</text:p>
          </table:table-cell>
          <table:table-cell office:value-type="float" office:value="87.5509" calcext:value-type="float">
            <text:p>87.5509</text:p>
          </table:table-cell>
          <table:table-cell office:value-type="float" office:value="74.0439" calcext:value-type="float">
            <text:p>74.0439</text:p>
          </table:table-cell>
          <table:table-cell office:value-type="float" office:value="81.6111" calcext:value-type="float">
            <text:p>81.6111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6.txt</text:p>
          </table:table-cell>
          <table:table-cell office:value-type="float" office:value="94.3396" calcext:value-type="float">
            <text:p>94.3396</text:p>
          </table:table-cell>
          <table:table-cell office:value-type="float" office:value="35.8491" calcext:value-type="float">
            <text:p>35.8491</text:p>
          </table:table-cell>
          <table:table-cell office:value-type="float" office:value="39.2453" calcext:value-type="float">
            <text:p>39.2453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7.txt</text:p>
          </table:table-cell>
          <table:table-cell office:value-type="float" office:value="99.7664" calcext:value-type="float">
            <text:p>99.7664</text:p>
          </table:table-cell>
          <table:table-cell office:value-type="float" office:value="87.5389" calcext:value-type="float">
            <text:p>87.53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8.txt</text:p>
          </table:table-cell>
          <table:table-cell office:value-type="float" office:value="94.7189" calcext:value-type="float">
            <text:p>94.7189</text:p>
          </table:table-cell>
          <table:table-cell office:value-type="float" office:value="52.9813" calcext:value-type="float">
            <text:p>52.9813</text:p>
          </table:table-cell>
          <table:table-cell office:value-type="float" office:value="89.6082" calcext:value-type="float">
            <text:p>89.608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9.txt</text:p>
          </table:table-cell>
          <table:table-cell office:value-type="float" office:value="12.0318" calcext:value-type="float">
            <text:p>12.0318</text:p>
          </table:table-cell>
          <table:table-cell office:value-type="float" office:value="8.3995" calcext:value-type="float">
            <text:p>8.3995</text:p>
          </table:table-cell>
          <table:table-cell office:value-type="float" office:value="35.0738" calcext:value-type="float">
            <text:p>35.073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50.txt</text:p>
          </table:table-cell>
          <table:table-cell office:value-type="float" office:value="14.2494" calcext:value-type="float">
            <text:p>14.2494</text:p>
          </table:table-cell>
          <table:table-cell office:value-type="float" office:value="8.7532" calcext:value-type="float">
            <text:p>8.7532</text:p>
          </table:table-cell>
          <table:table-cell office:value-type="float" office:value="68.2952" calcext:value-type="float">
            <text:p>68.2952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05:53:31.758531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08:20:56.264378431</meta:creation-date>
    <meta:generator>LibreOffice/6.4.7.2$Linux_X86_64 LibreOffice_project/40$Build-2</meta:generator>
    <dc:date>2022-04-18T05:57:01.789238790</dc:date>
    <meta:editing-duration>PT7M28S</meta:editing-duration>
    <meta:editing-cycles>3</meta:editing-cycles>
    <meta:document-statistic meta:table-count="1" meta:cell-count="258" meta:object-count="0"/>
  </office:meta>
</office:document-meta>
</file>